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result_box"/>Control de mouse OpenKinect con Python (receta de Python)<text:line-break/><text:line-break/>Este es un código simple que permite al usuario controlar el mouse y hacer clic izquierdo con Microsoft Kinect, Python y OpenKinect.<text:line-break/><text:line-break/>Para ejecutar este código, debe iniciarlo en el terminal o debe escribir un script corto de bash que ejecute el código. Esto es necesario porque requiere privilegios de superusuario.<text:line-break/><text:line-break/>La secuencia de comandos Bash es (suponiendo que el código se guarda con el nombre 'Hand Tracking.py' en el directorio / home / $ USER:<text:line-break/><text:line-break/>#! bin / bash<text:line-break/>cd 'home / $ USER'<text:line-break/>gksudo python 'Hand Tracking.py'<text:line-break/><text:line-break/>El código está muy comentado y la mayoría de lo que necesitará saber está allí.<text:line-break/><text:line-break/>Por favor, lea el código, pero si hay algo que no está claro, por favor envíeme un correo electrónico a wallarelvo@hotmail.com. Me complace responder a cualquier pregunta que pueda tener. Además, si alguien conoce un sitio especial donde se publican los proyectos de Kinect, ¿podría informarme? Por último, solo publique comentarios constructivos, esto es solo una versión beta y viene un multitouch. Sé que la gente ha hecho las cosas mucho mejor con el Kinect, simplemente siento que es genial que un estudiante de secundaria con medios y experiencia limitada haya podido resolverlo. Gracias, Ale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20:54:31.002109849</meta:creation-date>
    <dc:date>2018-06-06T20:54:52.377068251</dc:date>
    <meta:editing-duration>PT21S</meta:editing-duration>
    <meta:editing-cycles>1</meta:editing-cycles>
    <meta:document-statistic meta:table-count="0" meta:image-count="0" meta:object-count="0" meta:page-count="1" meta:paragraph-count="1" meta:word-count="208" meta:character-count="1261" meta:non-whitespace-character-count="1048"/>
    <meta:generator>LibreOffice/5.1.6.2$Linux_X86_64 LibreOffice_project/10m0$Build-2</meta:generator>
  </office:meta>
</office:document-meta>
</file>